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21"/>
    <style:style style:name="ce8" style:family="table-cell" style:parent-style-name="Default" style:data-style-name="N127"/>
    <style:style style:name="ce9" style:family="table-cell" style:parent-style-name="Default" style:data-style-name="N128"/>
    <style:style style:name="gr1" style:family="graphic">
      <style:graphic-properties svg:stroke-width="0.0201in" svg:stroke-color="#ff0000" draw:marker-start="Dimension_20_Lines" draw:marker-start-width="0.1398in" draw:marker-end="Dimension_20_Lines" draw:marker-end-width="0.1398in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299in"/>
    </style:style>
    <style:style style:name="gr3" style:family="graphic">
      <style:graphic-properties draw:textarea-horizontal-align="justify" draw:textarea-vertical-align="middle" draw:auto-grow-height="false" fo:min-height="0.1228in" fo:min-width="0.1264in"/>
    </style:style>
    <style:style style:name="gr4" style:family="graphic">
      <style:graphic-properties draw:stroke="none" svg:stroke-color="#000000" draw:fill="none" draw:fill-color="#ffffff" fo:min-height="0.2512in"/>
    </style:style>
    <style:style style:name="gr5" style:family="graphic">
      <style:graphic-properties draw:stroke="none" svg:stroke-color="#000000" draw:fill="none" draw:fill-color="#ffffff" fo:min-height="0.3031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test_3" table:style-name="ta1">
        <table:shapes>
          <draw:line draw:z-index="0" draw:style-name="gr1" draw:text-style-name="P1" svg:x1="1.7906in" svg:y1="1.9346in" svg:x2="3.5933in" svg:y2="1.9346in">
            <text:p/>
          </draw:line>
          <draw:line draw:z-index="1" draw:style-name="gr1" draw:text-style-name="P1" svg:x1="3.5598in" svg:y1="1.9339in" svg:x2="5.4075in" svg:y2="1.9339in">
            <text:p/>
          </draw:line>
          <draw:frame draw:z-index="2" draw:style-name="gr2" svg:width="0.4346in" svg:height="0.2299in" svg:x="1.6181in" svg:y="1.9764in">
            <draw:text-box>
              <text:p>-0.5</text:p>
            </draw:text-box>
          </draw:frame>
          <draw:frame draw:z-index="3" draw:style-name="gr2" svg:width="0.4343in" svg:height="0.2299in" svg:x="5.2591in" svg:y="1.9791in">
            <draw:text-box>
              <text:p>0.5</text:p>
            </draw:text-box>
          </draw:frame>
          <draw:custom-shape draw:z-index="4" draw:style-name="gr3" draw:text-style-name="P1" svg:width="0.1783in" svg:height="0.1732in" svg:x="3.5in" svg:y="1.677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5" draw:style-name="gr4" svg:width="0.7575in" svg:height="0.2512in" svg:x="2.585in" svg:y="2.1299in">
            <draw:text-box>
              <text:p>cell 0</text:p>
            </draw:text-box>
          </draw:frame>
          <draw:frame draw:z-index="6" draw:style-name="gr4" svg:width="0.7575in" svg:height="0.2512in" svg:x="4.3563in" svg:y="2.1354in">
            <draw:text-box>
              <text:p>cell 1</text:p>
            </draw:text-box>
          </draw:frame>
          <draw:frame draw:z-index="7" draw:style-name="gr5" svg:width="0.3567in" svg:height="0.3031in" svg:x="3.5177in" svg:y="1.4205in">
            <draw:text-box>
              <text:p>p0</text:p>
            </draw:text-box>
          </draw:frame>
          <draw:frame draw:z-index="8" draw:style-name="gr4" svg:width="0.7575in" svg:height="0.2512in" svg:x="1.6236in" svg:y="2.2906in">
            <draw:text-box>
              <text:p>node 0</text:p>
            </draw:text-box>
          </draw:frame>
          <draw:frame draw:z-index="9" draw:style-name="gr4" svg:width="0.7575in" svg:height="0.2512in" svg:x="3.3626in" svg:y="2.2906in">
            <draw:text-box>
              <text:p>node 1</text:p>
            </draw:text-box>
          </draw:frame>
          <draw:frame draw:z-index="10" draw:style-name="gr4" svg:width="0.7575in" svg:height="0.2512in" svg:x="5.2224in" svg:y="2.3299in">
            <draw:text-box>
              <text:p>node 2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>
            <text:p>Source from test_ChargeDensity.ods:test_4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t a charge (actually a sheet of charge) in the middle of the mesh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Weights (coulombs per unit are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0000000000" calcext:value-type="float">
            <text:p>4.00E+010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he contribution here is the integral of each the particle's charge-density function with a shape function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/>
          <table:table-cell office:value-type="string" calcext:value-type="string">
            <text:p>Node 0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0 contributes to node 1</text:p>
          </table:table-cell>
          <table:table-cell/>
          <table:table-cell table:style-name="ce4"/>
          <table:table-cell table:style-name="ce4" table:formula="of:=[.D7]" office:value-type="float" office:value="40000000000" calcext:value-type="float">
            <text:p>4.00E+010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s:</text:p>
          </table:table-cell>
          <table:table-cell table:style-name="ce4" table:formula="of:=SUM([.D19:.D21])" office:value-type="float" office:value="0" calcext:value-type="float">
            <text:p>0.00E+000</text:p>
          </table:table-cell>
          <table:table-cell table:style-name="ce4" table:formula="of:=SUM([.E19:.E21])" office:value-type="float" office:value="40000000000" calcext:value-type="float">
            <text:p>4.00E+010</text:p>
          </table:table-cell>
          <table:table-cell table:style-name="ce4" table:formula="of:=SUM([.F19:.F21])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ge per unit area</text:p>
          </table:table-cell>
          <table:table-cell table:style-name="ce4" office:value-type="float" office:value="1.602176487E-019" calcext:value-type="float">
            <text:p>1.60E-019</text:p>
          </table:table-cell>
          <table:table-cell table:formula="of:=[.D22]*[.$C$25]" office:value-type="float" office:value="0" calcext:value-type="float">
            <text:p>0</text:p>
          </table:table-cell>
          <table:table-cell table:formula="of:=[.E22]*[.$C$25]" office:value-type="float" office:value="0.000000006408705948" calcext:value-type="float">
            <text:p>6.408705948E-009</text:p>
          </table:table-cell>
          <table:table-cell table:formula="of:=[.F22]*[.$C$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(UserUnits.py)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eld due to boundary-condition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x: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hi: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E:</text:p>
          </table:table-cell>
          <table:table-cell table:formula="of:=-([.E31]-[.D31])/([.E30]-[.D30]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Field from the char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 = sigma/epsilon_0</text:p>
          </table:table-cell>
          <table:table-cell table:number-columns-repeated="2"/>
          <table:table-cell table:formula="of:=[.E25]/epsilon_0" office:value-type="float" office:value="723.805060436522" calcext:value-type="float">
            <text:p>723.80506043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opy:</text:p>
          </table:table-cell>
          <table:table-cell office:value-type="float" office:value="723.82" calcext:value-type="float">
            <text:p>723.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rticle weight</text:p>
          </table:table-cell>
          <table:table-cell table:style-name="ce7" table:formula="of:=[.E20]/723.82" office:value-type="float" office:value="55262358.0448178" calcext:value-type="float">
            <text:p>5.526E+07</text:p>
          </table:table-cell>
          <table:table-cell office:value-type="string" calcext:value-type="string">
            <text:p>will give a jump of 1 V/m</text:p>
          </table:table-cell>
          <table:table-cell/>
          <table:table-cell table:style-name="ce8" table:formula="of:=epsilon_0/q_e" office:value-type="float" office:value="55263498.6772216" calcext:value-type="float">
            <text:p>5.53E07</text:p>
          </table:table-cell>
        </table:table-row>
        <table:table-row table:style-name="ro1">
          <table:table-cell table:number-columns-repeated="4"/>
          <table:table-cell table:formula="of:=[.E39]*q_e" office:value-type="float" office:value="0.00000000000885400506755823" calcext:value-type="float">
            <text:p>8.85400506755823E-012</text:p>
          </table:table-cell>
          <table:table-cell table:number-columns-repeated="2"/>
          <table:table-cell table:style-name="ce8" table:formula="of:=epsilon_0" office:value-type="float" office:value="0.000000000008854187817" calcext:value-type="float">
            <text:p>8.85E-12</text:p>
          </table:table-cell>
        </table:table-row>
        <table:table-row table:style-name="ro1">
          <table:table-cell table:number-columns-repeated="4"/>
          <table:table-cell table:formula="of:=[.E39]*q_e/epsilon_0" office:value-type="float" office:value="0.999979360112351" calcext:value-type="float">
            <text:p>0.9999793601</text:p>
          </table:table-cell>
          <table:table-cell table:number-columns-repeated="3"/>
        </table:table-row>
      </table:table>
      <table:table table:name="consts" table:style-name="ta1">
        <table:table-column table:style-name="co1" table:number-columns-repeated="3" table:default-cell-style-name="Default"/>
        <table:table-column table:style-name="co3" table:default-cell-style-name="ce9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formula="of:=['file:///home/thughe/workspace/dt/tests/unit/consts.ods'#$Sheet1.E114]" office:value-type="float" office:value="1.602176487E-019" calcext:value-type="float">
            <text:p>1.60217649E-0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silon_0</text:p>
          </table:table-cell>
          <table:table-cell table:formula="of:=['file:///home/thughe/workspace/dt/tests/unit/consts.ods'#$Sheet1.E80]" office:value-type="float" office:value="0.000000000008854187817" calcext:value-type="float">
            <text:p>8.85418782E-012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'file:///home/thughe/workspace/dt/tests/unit/consts.ods'#Sheet1" table:print="false" table:style-name="ta_extref">
        <table:table-source xlink:type="simple" xlink:href="../consts.ods" table:table-name="Sheet1" table:filter-name="calc8" table:mode="copy-results-only"/>
        <table:table-column table:number-columns-repeated="5"/>
        <table:table-row table:number-rows-repeated="79">
          <table:table-cell table:number-columns-repeated="5"/>
        </table:table-row>
        <table:table-row>
          <table:table-cell table:number-columns-repeated="4"/>
          <table:table-cell table:style-name="ce1" office:value-type="float" office:value="8.854E-012">
            <text:p>8.854E-012</text:p>
          </table:table-cell>
        </table:table-row>
        <table:table-row>
          <table:table-cell table:number-columns-repeated="4"/>
          <table:table-cell table:style-name="ce1" office:value-type="float" office:value="-175882015000">
            <text:p>-175882015000</text:p>
          </table:table-cell>
        </table:table-row>
        <table:table-row table:number-rows-repeated="32"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named-expressions>
        <table:named-range table:name="epsilon_0" table:base-cell-address="$consts.$C$4" table:cell-range-address="$consts.$D$4"/>
        <table:named-range table:name="q_e" table:base-cell-address="$consts.$C$3" table:cell-range-address="$consts.$D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2"/>
    </number:number-style>
    <number:number-style style:name="N122">
      <number:scientific-number number:decimal-places="3" number:min-integer-digits="1" number:min-exponent-digits="3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scientific-number number:decimal-places="2" number:min-integer-digits="1" number:min-exponent-digits="2"/>
    </number:number-style>
    <number:number-style style:name="N128">
      <number:scientific-number number:decimal-places="8" number:min-integer-digits="1" number:min-exponent-digits="3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20:43:33.944323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09-04T13:32:59.608681550</meta:creation-date>
    <dc:date>2017-09-10T12:50:39.501945471</dc:date>
    <dc:creator>Thomas Hughes</dc:creator>
    <meta:editing-duration>PT1H8M4S</meta:editing-duration>
    <meta:editing-cycles>7</meta:editing-cycles>
    <meta:generator>LibreOffice/4.3.7.2$Linux_X86_64 LibreOffice_project/430$Build-2</meta:generator>
    <meta:document-statistic meta:table-count="2" meta:cell-count="49" meta:object-count="11"/>
  </office:meta>
</office:document-meta>
</file>